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9880e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2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2">20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5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30"><text:span text:style-name="T2">b</text:span>abilrondo - <text:span text:style-name="T15">D</text:span>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1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01T13:20:19.135235781</dc:date>
    <dc:creator>Bob Correcteur</dc:creator>
    <meta:editing-duration>PT2H51M56S</meta:editing-duration>
    <meta:editing-cycles>115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615" meta:non-whitespace-character-count="558"/>
  </office:meta>
</office:document-meta>
</file>